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2.48cm"/>
    </style:style>
    <style:style style:name="Table1.B" style:family="table-column">
      <style:table-column-properties style:column-width="13.804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b9ae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b9ae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paragraph-rsid="001b9aed" style:text-blinking="false" fo:background-color="transparen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9aed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text-properties officeooo:paragraph-rsid="001b9aed"/>
    </style:style>
    <style:style style:name="P11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b9aed"/>
    </style:style>
    <style:style style:name="P12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b9ae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line-height="115%" style:writing-mode="lr-tb"/>
    </style:style>
    <style:style style:name="P14" style:family="paragraph" style:parent-style-name="Standard">
      <style:paragraph-properties fo:line-height="115%" style:writing-mode="lr-tb"/>
      <style:text-properties officeooo:paragraph-rsid="001b9aed"/>
    </style:style>
    <style:style style:name="P15" style:family="paragraph" style:parent-style-name="Standard">
      <style:paragraph-properties fo:line-height="115%" fo:break-before="auto" fo:break-after="auto" style:writing-mode="lr-tb"/>
    </style:style>
    <style:style style:name="P16" style:family="paragraph" style:parent-style-name="Standard" style:list-style-name="L2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9aed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2">
      <style:paragraph-properties fo:margin-top="0cm" fo:margin-bottom="0cm" loext:contextual-spacing="false" fo:line-height="100%" fo:text-align="start" style:justify-single-word="false" style:writing-mode="lr-tb"/>
      <style:text-properties officeooo:paragraph-rsid="001b9aed"/>
    </style:style>
    <style:style style:name="P18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officeooo:paragraph-rsid="001b9aed"/>
    </style:style>
    <style:style style:name="P19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paragraph-rsid="001b9aed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paragraph-rsid="001b9aed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b9aed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b9ae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d6f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officeooo:rsid="001b9aed"/>
    </style:style>
    <style:style style:name="T5" style:family="text">
      <style:text-properties officeooo:rsid="0008d62b"/>
    </style:style>
    <style:style style:name="T6" style:family="text">
      <style:text-properties style:font-name="Arial" fo:font-size="11p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officeooo:rsid="001b9ae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officeooo:rsid="001d6f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1d6f1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Nombre</text:p>
          </table:table-cell>
          <table:table-cell table:style-name="Table1.A1" office:value-type="string">
            <text:p text:style-name="P8"><text:span text:style-name="T6">Login </text:span><text:span text:style-name="T7">administrativo</text:span></text:p>
          </table:table-cell>
        </table:table-row>
        <table:table-row>
          <table:table-cell table:style-name="Table1.A1" office:value-type="string">
            <text:p text:style-name="P20">Autor</text:p>
          </table:table-cell>
          <table:table-cell table:style-name="Table1.A1" office:value-type="string">
            <text:p text:style-name="P8"><text:span text:style-name="T6">Fernando Salcido Ruiz</text:span></text:p>
          </table:table-cell>
        </table:table-row>
        <table:table-row>
          <table:table-cell table:style-name="Table1.A1" office:value-type="string">
            <text:p text:style-name="P20">Fecha</text:p>
          </table:table-cell>
          <table:table-cell table:style-name="Table1.A1" office:value-type="string">
            <text:p text:style-name="P9">10/02/2016</text:p>
          </table:table-cell>
        </table:table-row>
        <table:table-row>
          <table:table-cell table:style-name="Table1.A1" table:number-columns-spanned="2" office:value-type="string">
            <text:p text:style-name="P20">Descripción:</text:p>
            <text:p text:style-name="P20"><text:span text:style-name="T6">En un apartado de la página web se encontrará una interfaz de acceso de usuario para que el administrador tenga permiso único de modificar, crear y eliminar información de</text:span><text:span text:style-name="T7">l portal web.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Actores: <text:span text:style-name="T4">Administrado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Prerrequisitos:</text:p>
            <text:p text:style-name="P9">Para que sea posible que el <text:span text:style-name="T4">administrador ingrese a la interfaz</text:span>, primero tiene que tener una cuenta con privilegios de administrador, <text:span text:style-name="T4">la cual el moderador sera encargado de dar de alta con usuario y contraseña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1"><text:span text:style-name="T9">Flujo normal:</text:span></text:p>
            <text:list xml:id="list6324962426581940228" text:style-name="LS1">
              <text:list-header>
                <text:p text:style-name="P11"><text:span text:style-name="T1"/></text:p>
              </text:list-header>
            </text:list>
            <text:list xml:id="list3947612775949440856" text:style-name="L2">
              <text:list-item>
                <text:p text:style-name="P17"><text:span text:style-name="T1">Entrar al inicio de sesión de administrador.</text:span></text:p>
              </text:list-item>
              <text:list-item>
                <text:p text:style-name="P18"><text:span text:style-name="T1">Introducir usuario.</text:span></text:p>
              </text:list-item>
              <text:list-item>
                <text:p text:style-name="P18"><text:span text:style-name="T1">Introducir contraseña.</text:span></text:p>
              </text:list-item>
              <text:list-item>
                <text:p text:style-name="P18"><text:span text:style-name="T1">Clic</text:span><text:span text:style-name="T3">k</text:span><text:span text:style-name="T1"> en iniciar sesión.</text:span></text:p>
              </text:list-item>
              <text:list-item>
                <text:p text:style-name="P16">Si el el usuario y contraseña coinciden se concederá el acceso a la Interfaz de administración <text:span text:style-name="T10">del portal.</text:span>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1"><text:span text:style-name="T9">Flujo alternativo:</text:span></text:p>
            <text:p text:style-name="P20"><text:span text:style-name="T6">5 A. Usuario y contraseña no coinciden, se negará acceso a la administración, y se <text:s text:c="16"/>desplegará el mensaje </text:span><text:span text:style-name="T8">u</text:span><text:span text:style-name="T6">suario o contraseña incorrect</text:span><text:span text:style-name="T8">os.</text:span></text:p>
            <text:p text:style-name="P20"><text:span text:style-name="T6">6 </text:span><text:span text:style-name="T7">A.</text:span><text:span text:style-name="T6"> Se permitirá otro intento y se volverá al punto dos del flujo normal.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Poscondiciones: <text:span text:style-name="T6">En caso de tener un acceso correcto el administrador tendrá acceso a la interfaz administrativo de lo contrario cualquier acceso será denegado.</text:span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/>
    <meta:initial-creator/>
    <dc:creator>pingy </dc:creator>
    <meta:editing-cycles>2</meta:editing-cycles>
    <dc:date>2016-05-05T18:35:34.463771011</dc:date>
    <meta:editing-duration>PT6M22S</meta:editing-duration>
    <meta:document-statistic meta:table-count="1" meta:image-count="0" meta:object-count="0" meta:page-count="1" meta:paragraph-count="21" meta:word-count="181" meta:character-count="1152" meta:non-whitespace-character-count="981"/>
  </office:meta>
</office:document-meta>
</file>